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700" officeooo:paragraph-rsid="0013dbe3"/>
    </style:style>
    <style:style style:name="P2" style:family="paragraph" style:parent-style-name="Standard">
      <style:text-properties officeooo:rsid="000ce700" officeooo:paragraph-rsid="0013dbe3" fo:background-color="#fff200"/>
    </style:style>
    <style:style style:name="P3" style:family="paragraph" style:parent-style-name="Standard">
      <style:text-properties officeooo:rsid="000e75a3" officeooo:paragraph-rsid="0013dbe3" fo:background-color="#fff200"/>
    </style:style>
    <style:style style:name="P4" style:family="paragraph" style:parent-style-name="Standard">
      <style:text-properties officeooo:paragraph-rsid="0013dbe3" fo:background-color="#fff200"/>
    </style:style>
    <style:style style:name="P5" style:family="paragraph" style:parent-style-name="Standard">
      <style:text-properties officeooo:rsid="000fbc67" officeooo:paragraph-rsid="0013dbe3" fo:background-color="#fff200"/>
    </style:style>
    <style:style style:name="P6" style:family="paragraph" style:parent-style-name="Standard">
      <style:text-properties officeooo:rsid="000fbe57" officeooo:paragraph-rsid="0013dbe3" fo:background-color="#fff200"/>
    </style:style>
    <style:style style:name="P7" style:family="paragraph" style:parent-style-name="Standard">
      <style:text-properties officeooo:rsid="001246f9" officeooo:paragraph-rsid="00155405" fo:background-color="#fff200"/>
    </style:style>
    <style:style style:name="P8" style:family="paragraph" style:parent-style-name="Standard">
      <style:text-properties officeooo:rsid="0011c53e" officeooo:paragraph-rsid="00155405" fo:background-color="#fff200"/>
    </style:style>
    <style:style style:name="P9" style:family="paragraph" style:parent-style-name="Standard">
      <style:text-properties officeooo:rsid="0012802e" officeooo:paragraph-rsid="00155405" fo:background-color="#fff200"/>
    </style:style>
    <style:style style:name="P10" style:family="paragraph" style:parent-style-name="Standard">
      <style:text-properties officeooo:rsid="001334d4" officeooo:paragraph-rsid="00169620" fo:background-color="#fff200"/>
    </style:style>
    <style:style style:name="P11" style:family="paragraph" style:parent-style-name="Standard">
      <style:text-properties officeooo:rsid="000fbc67" officeooo:paragraph-rsid="0013dbe3"/>
    </style:style>
    <style:style style:name="T1" style:family="text">
      <style:text-properties fo:background-color="#fff200" loext:char-shading-value="0"/>
    </style:style>
    <style:style style:name="T2" style:family="text">
      <style:text-properties officeooo:rsid="000f477a"/>
    </style:style>
    <style:style style:name="T3" style:family="text">
      <style:text-properties officeooo:rsid="0013bd23"/>
    </style:style>
    <style:style style:name="T4" style:family="text">
      <style:text-properties officeooo:rsid="001358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ong positive#################################</text:p>
      <text:p text:style-name="Standard"/>
      <text:p text:style-name="Standard">Predicted: negative</text:p>
      <text:p text:style-name="Standard"/>
      <text:p text:style-name="Standard">Gold label: positive</text:p>
      <text:p text:style-name="Standard"/>
      <text:p text:style-name="Standard">Doc: </text:p>
      <text:p text:style-name="Standard">[('yes', 'DEFAULT'), (',', 'DEFAULT'), ('raul', 'DEFAULT'), ('castro', 'DEFAULT'), ('still', 'R'), ('charge', 'N'), (',', 'DEFAULT'), ('hes', 'DEFAULT'), ('warming', 'V'), ('obama', 'DEFAULT'), ('admins', 'N'), ('offerings', 'N'), ('normalcy', 'N'), ('relations', 'N'), ('.', 'DEFAULT')]</text:p>
      <text:p text:style-name="Standard"/>
      <text:p text:style-name="P8">RL: adding proper name to this document would proably reinforce the decision as negative… warming as verb was somehow not judged as a positive feature...</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obamacare', 'DEFAULT'), ('mother', 'N'), ('able', 'A'), ('health', 'N'), ('insurance', 'N'), ('first', 'A'), ('time', 'N'), ('genericnumber', 'DEFAULT'), ('years', 'N'), ('.',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mcconnell', 'DEFAULT'), ('minority', 'A'), ('leader', 'N'), ('obamacare', 'DEFAULT'), ('passed', 'V'), ('?', 'DEFAULT'), ('riight', 'A'), ('😂',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us', 'DEFAULT'), ('democrats', 'N'), (',', 'DEFAULT'), ('obamacare', 'DEFAULT'), ('badge', 'N'), ('honor', 'N'), ('.', 'DEFAULT'), ('..', 'DEFAULT'), ('#kathleensebelius', 'DEFAULT'), ('#aphorism', 'DEFAULT'), ('http://genericurl.com', 'DEFAULT')]</text:p>
      <text:p text:style-name="Standard"/>
      <text:p text:style-name="Standard">#################################</text:p>
      <text:p text:style-name="Standard"/>
      <text:p text:style-name="Standard">Predicted: neutral</text:p>
      <text:p text:style-name="Standard"/>
      <text:p text:style-name="Standard">Gold label: positive</text:p>
      <text:p text:style-name="Standard"><text:soft-page-break/></text:p>
      <text:p text:style-name="Standard">Doc: </text:p>
      <text:p text:style-name="Standard">[('@genericuser', 'DEFAULT'), ('ask', 'V'), ('leaders', 'N'), ('globally', 'R'), ('obamacare', 'DEFAULT'), ('.',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obamacare',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things', 'N'), ('certainly', 'R'), ('better', 'A'), ('insurance', 'N'), ('pharma', 'DEFAULT'), ('execs', 'N'), ('making', 'V'), ('bank', 'N'), ('obamacare',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something', 'N'), ('fight', 'V'), (':', 'DEFAULT'), ('schumer', 'DEFAULT'), (',', 'DEFAULT'), ('pelosi', 'DEFAULT'), ('throw', 'V'), ('gauntlet', 'N'), ('@genericuser', 'DEFAULT'), ('plan', 'V'), ('privatize', 'V'), (',', 'DEFAULT'), ('voucherize', 'N'), ('med', 'N'), ('…', 'DEFAULT'), ('http://genericurl.com', 'DEFAULT')]</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pas', 'DEFAULT'), ('@genericuser', 'DEFAULT'), ('tapped', 'V'), ('co-chair', 'N'), ('democratic', 'A'), ('policy', 'N'), ('&amp;', 'DEFAULT'), ('comms', 'N'), ('committee', 'N'), ('--', 'DEFAULT'), ('step', 'V'), ('right', 'A'), ('direction', 'N'), ('genericnumber', 'DEFAULT'), ('party', 'N'), ('.', 'DEFAULT'), ('http://genericurl.com', 'DEFAULT')]</text:p>
      <text:p text:style-name="Standard"/>
      <text:p text:style-name="Standard">#################################</text:p>
      <text:p text:style-name="Standard"/>
      <text:p text:style-name="Standard">Predicted: neutral</text:p>
      <text:p text:style-name="Standard"><text:soft-page-break/></text:p>
      <text:p text:style-name="Standard">Gold label: positive</text:p>
      <text:p text:style-name="Standard"/>
      <text:p text:style-name="Standard">Doc: </text:p>
      <text:p text:style-name="Standard">[('((', 'DEFAULT'), ('pre-persona', 'N'), ('genericnumber', 'N'), ('timeline', 'N'), ('!', 'DEFAULT'), ('-', 'DEFAULT'), ('multiverse', 'N'), ('?', 'DEFAULT'), ('big', 'A'), ('family', 'N'), ('!', 'DEFAULT'), ('-', 'DEFAULT'), ('occasional', 'A'), ('writer', 'N'), ('bluff', 'N'), ('.', 'DEFAULT'), ('-', 'DEFAULT'), ('detailed', 'A'), ('ar', 'V'), ('…', 'DEFAULT'), ('http://genericurl.com', 'DEFAULT')]</text:p>
      <text:p text:style-name="Standard"/>
      <text:p text:style-name="Standard">#################################</text:p>
      <text:p text:style-name="Standard"/>
      <text:p text:style-name="Standard">#################################End Wrong positive##########################</text:p>
      <text:p text:style-name="Standard"/>
      <text:p text:style-name="Standard">#################################Wrong negative#################################</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genericuser', 'DEFAULT'), ('bank', 'N'), ('bailouts', 'N'), ('.', 'DEFAULT'), ('thing', 'N'), ('happened', 'V'), ('obama', 'DEFAULT'), ('admin', 'N'), ('.', 'DEFAULT')]</text:p>
      <text:p text:style-name="Standard"/>
      <text:p text:style-name="P2">RL: The 3 Twitter users (@genericuser) is a mark of some kind of excitement / agitation. This mark alone should have disqualified the entry for the neutral class.</text:p>
      <text:p text:style-name="P2"/>
      <text:p text:style-name="P1"><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 'A'), (':', 'DEFAULT'), ('trumps', 'V'), ('pick', 'V'), ('secretary', 'N'), ('education', 'N'), ('sister', 'N'), ('blackwater', 'DEFAULT'), ('founderold', 'DEFAULT'), (':', 'DEFAULT'), ('half', 'N'), ('muslim', 'A'), ('brotherhood', 'N'), ('works', 'V'), ('obama', 'DEFAULT'), ('admin', 'N'), ('!..', 'DEFAULT')]</text:p>
      <text:p text:style-name="Standard"/>
      <text:p text:style-name="P3">RL: A tweet during Trump’s presidential campaign; many proper noun (Trump, Obama) could have helped to classify this as negative</text:p>
      <text:p text:style-name="P4"/>
      <text:p text:style-name="Standard"/>
      <text:p text:style-name="Standard">#################################</text:p>
      <text:p text:style-name="Standard"/>
      <text:p text:style-name="Standard">Predicted: neutral</text:p>
      <text:p text:style-name="Standard"/>
      <text:p text:style-name="Standard">Gold label: negative</text:p>
      <text:p text:style-name="Standard"><text:soft-page-break/></text:p>
      <text:p text:style-name="Standard">Doc: </text:p>
      <text:p text:style-name="Standard">[('#wikileaks', 'DEFAULT'), ('releases', 'N'), ('yemen', 'DEFAULT'), ('files', 'N'), (':', 'DEFAULT'), ('evidence', 'N'), ('hillary', 'DEFAULT'), ('obama', 'DEFAULT'), ('admin', 'N'), ('funding', 'V'), ('coup', 'N'), ('displaced', 'V'), ('genericnumber', 'DEFAULT'), ('million', 'DEFAULT'), ('people', 'N'), ('.…', 'DEFAULT'), ('http://genericurl.com', 'DEFAULT')]</text:p>
      <text:p text:style-name="Standard"/>
      <text:p text:style-name="P3">RL: “<text:span text:style-name="T2">Fake news”, with many proper nouns associated with that. Difficult to classify this without the knowledge of the political background</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convention', 'N'), ('started', 'V'), ('help', 'V'), ('take', 'V'), ('back', 'DEFAULT'), ('control', 'N'), ('obama', 'DEFAULT'), ('admin', 'N'), ('big', 'A'), ('gov', 'N'), (',', 'DEFAULT'), ('gop', 'N'), ('try', 'V'), ('take', 'V'), ('power', 'N'), ('trump', 'DEFAULT')]</text:p>
      <text:p text:style-name="Standard"/>
      <text:p text:style-name="P5">RL: polarizing tweet obama vs trump, same remark as previously concerning proper name, and the repetition of twitter user.</text:p>
      <text:p text:style-name="P5"/>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im', 'DEFAULT'), ('really', 'R'), ('asking', 'V'), ('.', 'DEFAULT'), ('gop', 'N'), ('leaders', 'N'), ('demanding', 'V'), ('investigations', 'N'), ('?', 'DEFAULT'), ('matter', 'N'), (',', 'DEFAULT'), ('anyone', 'N'), ('obama', 'DEFAULT'), ('admin', 'N'), ('pledging', 'V'), ('action', 'N'), ('?', 'DEFAULT'), ('genericnumber/', 'DEFAULT')]</text:p>
      <text:p text:style-name="Standard"/>
      <text:p text:style-name="P6">RL: Wrong tagging ‘im’ is the contraction of “I am”, should be tagged as Verb. Matter here is probably a verb =&gt; the whole sentence was not written completely “does it matter? Anyone?” same remark with proper name.</text:p>
      <text:p text:style-name="P4"/>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obama', 'DEFAULT'), ('admin', 'N'), ('reverted', 'V'), ('days', 'N'), ('rs', 'DEFAULT'), ('would', 'V'), ('spit', 'V'), ('face', 'N'), ('hed', 'V'), ('ask', 'V'), ('concerns', 'N'), ('.', 'DEFAULT'), ('back', 'R'), ('genericnumber', 'DEFAULT'), ('fight', 'N')]</text:p>
      <text:p text:style-name="Standard"><text:soft-page-break/></text:p>
      <text:p text:style-name="P7">RL: Remark abou<text:span text:style-name="T3">t</text:span> proper nouns still holding. Surprisingly, the combination of “spit” “face” was not identified as negative.</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u.s.', 'DEFAULT'), ('officials', 'DEFAULT'), ('defend', 'V'), ('integrity', 'N'), ('vote', 'N'), (',', 'DEFAULT'), ('despite', 'DEFAULT'), ('hacking', 'A'), ('fears', 'N'), ('http://genericurl.com', 'DEFAULT'), ('/maybe', 'R'), ('obama', 'DEFAULT'), ('admin', 'N'), ('.', 'DEFAULT'), ('mind', 'V'), ('business', 'N'), ('--', 'DEFAULT')]</text:p>
      <text:p text:style-name="Standard"/>
      <text:p text:style-name="P10">RL: Wrong Tagging of “officials” should be a noun. “/maybe” and “--” shows that the preprocessing part might still be not completely working effectively</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op', 'N'), ('spent', 'V'), ('last', 'A'), ('genericnumber', 'N'), ('years', 'N'), ('blocking', 'V'), ('every', 'DEFAULT'), ('possible', 'A'), ('move', 'N'), ('obama', 'DEFAULT'), ('admin', 'N'), ('could', 'V'), ('make', 'V'), (',', 'DEFAULT'), ('watering', 'V'), ('laws', 'N'), ('special', 'A'), ('interests(ie', 'N'), ('aca', 'DEFAULT'),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onald', 'DEFAULT'), ('trump', 'DEFAULT'), (',', 'DEFAULT'), ('chuck', 'DEFAULT'), ('todd', 'DEFAULT'), ('agree', 'V'), (':', 'DEFAULT'), ('trust', 'N'), ('feds', 'DEFAULT'), ('handling', 'V'), ('ebola', 'N'), ('obama', 'DEFAULT'), ('admin', 'N'), ('scandals', 'N'),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amned', 'A'), ('trump', 'N'), ('admin', 'N'), ('..', 'DEFAULT'), ('oh', 'DEFAULT'), (',', 'DEFAULT'), ('wait', 'V'), (',', 'DEFAULT'), ('still', 'R'), ('obama', 'DEFAULT'), (':', 'DEFAULT'), ('army', 'N'), <text:soft-page-break/>('corps', 'N'), ('engineers', 'N'), ('tells', 'V'), ('pipeline', 'N'), ('protesters', 'N'), ('leave', 'V'), ('camp', 'N'), ('dec', 'DEFAULT'), ('.', 'DEFAULT'), ('genericnumber', 'DEFAULT'), ('http://genericurl.com', 'DEFAULT')]</text:p>
      <text:p text:style-name="Standard"/>
      <text:p text:style-name="Standard">#################################</text:p>
      <text:p text:style-name="Standard"/>
      <text:p text:style-name="Standard">#################################End Wrong negative##########################</text:p>
      <text:p text:style-name="Standard"/>
      <text:p text:style-name="Standard">#################################Wrong neutral#################################</text:p>
      <text:p text:style-name="Standard"/>
      <text:p text:style-name="Standard">Predicted: negative</text:p>
      <text:p text:style-name="Standard"/>
      <text:p text:style-name="Standard">Gold label: neutral</text:p>
      <text:p text:style-name="Standard"/>
      <text:p text:style-name="Standard">Doc: </text:p>
      <text:p text:style-name="Standard">[('@genericuser', 'DEFAULT'), ('bush', 'DEFAULT'), ('admin', 'N'), ('approved', 'V'), ('bailout', 'N'), ('obama', 'DEFAULT'), ('took', 'V'), ('office', 'N'), ('.', 'DEFAULT'), ('hate', 'V'), ('trump', 'N'), ('prob', 'V'), ('hate', 'V'), ('facts', 'N'), ('🇺🇸🐸', 'DEFAULT'), ('#swamp', 'N')]</text:p>
      <text:p text:style-name="Standard"/>
      <text:p text:style-name="P3">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4"/>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favorite', 'A'), ('mannequin', 'N'), ('challenge', 'N'), ('obama', 'DEFAULT'), ('admin', 'N'), ('standing', 'V'), ('still', 'R'), ('human', 'A'), ('rights', 'N'), ('atrocities', 'N'), ('take', 'V'), ('place', 'N'), ('standing', 'V'), ('rock', 'N'), ('(&amp;', 'DEFAULT'), ('flint', 'DEFAULT'), (')', 'DEFAULT'), ('-beydoun', 'DEFAULT')]</text:p>
      <text:p text:style-name="Standard"/>
      <text:p text:style-name="P5">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11"/>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obama', 'DEFAULT'), ('#trump', 'DEFAULT'), ('#love', 'V'), ('#hillary', 'DEFAULT'), ('#bernie', 'DEFAULT'), ('whats', 'DEFAULT'), ('going', 'V'), ('obama', <text:soft-page-break/>'DEFAULT'), ('admin', 'N'), ('continue', 'V'), ('hillary', 'DEFAULT'), ('…', 'DEFAULT'), ('http://genericurl.com', 'DEFAULT')]</text:p>
      <text:p text:style-name="Standard"/>
      <text:p text:style-name="Standard"/>
      <text:p text:style-name="P9">RL:Probably, the word “admin” has been seen in many documents <text:span text:style-name="T4">criticizing</text:span> Obama, this is why the document is classified as negative…</text:p>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regarding', 'V'), ('article', 'N'), ('obama', 'DEFAULT'), ('admin', 'N'), ('.', 'DEFAULT'), ('view', 'V'), ('recount', 'N'), (':', 'DEFAULT'), ('election', 'N'), ('result', 'N'), ('american', 'DEFAULT'), ('people', 'N'), (';', 'DEFAULT'), ('fraction', 'N'), ('.',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end', 'N'), ('clinton', 'DEFAULT'), ('admin', 'N'), (':', 'DEFAULT'), ('surplusend', 'N'), ('gwbs', 'DEFAULT'), (':', 'DEFAULT'), ('great', 'A'), ('recessionend', 'N'), ('obamas', 'DEFAULT'), (':', 'DEFAULT'), ('unemployment', 'N'), ('hovering', 'V'), ('genericnumber%end', 'N'), ('trumps', 'N'), (':', 'DEFAULT'), ('..', 'DEFAULT'), ('#isenseapattern',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yes', 'DEFAULT'), (',', 'DEFAULT'), ('yes', 'DEFAULT'), (',', 'DEFAULT'), ('yes', 'DEFAULT'), ('!', 'DEFAULT'), ('billion', 'DEFAULT'), ('times', 'N'), ('yes', 'DEFAULT'), ('.', 'DEFAULT'), ('say', 'V'), ('daughters', 'N'), ('autism', 'N'), ('could', 'V'), ('lose', 'V'), ('coverage', 'N'), ('therapy', 'N'), ('.', 'DEFAULT'), ('#aca', 'DEFAULT'), ('…', 'DEFAULT'),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genericnumber', 'R'), ('legitimate', 'A'), ('reasons', 'N'), ('obamacare', 'DEFAULT'), ('whatever', 'DEFAULT'), ('thanks', 'N'), ('obamas', 'DEFAULT'), ('ya', 'DEFAULT'), ('got', 'V'), ('😂', 'DEFAULT'), ('http://genericurl.com', 'DEFAULT')]</text:p>
      <text:p text:style-name="Standard"/>
      <text:p text:style-name="Standard"><text:soft-page-break/>#################################</text:p>
      <text:p text:style-name="Standard"/>
      <text:p text:style-name="Standard">Predicted: negative</text:p>
      <text:p text:style-name="Standard"/>
      <text:p text:style-name="Standard">Gold label: neutral</text:p>
      <text:p text:style-name="Standard"/>
      <text:p text:style-name="Standard">Doc: </text:p>
      <text:p text:style-name="Standard">[('@genericuser', 'DEFAULT'), ('@genericuser', 'DEFAULT'), ('@genericuser', 'DEFAULT'), ('sucks', 'V'), ('obamacare', 'DEFAULT'), ('repub', 'A'), ('idea', 'N'), ('birth', 'N'), ('heritage', 'N'), ('foundation', 'N'), (',', 'DEFAULT'), ('&amp;', 'DEFAULT'), ('stimulus', 'N'), ('passed', 'V'), ('repub', 'N'), ('potus', 'N')]</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interesting', 'A'), ('us', 'DEFAULT'), ('see', 'V'), ('latin', 'DEFAULT'), ('america', 'DEFAULT'), ('.', 'DEFAULT'), ('ice', 'N'), ('cream', 'N'), ('really', 'R'), ('good', 'A'), ('health', 'N'), ('system', 'N'), ('.', 'DEFAULT'), ('get', 'V'), ('cuba', 'DEFAULT'), ('run', 'V'), ('obamacare', 'DEFAULT'), ('.',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even', 'R'), ('obama', 'DEFAULT'), ('way', 'N'), ('.', 'DEFAULT'), ('nodapl', 'DEFAULT'), ('silent', 'A'), ('.', 'DEFAULT'), ('drones', 'V'), ('silent', 'A'), ('.', 'DEFAULT'), ('ehh', 'DEFAULT'), ('obamacare', 'DEFAULT'), ('.', 'DEFAULT'), ('hard', 'A'), ('figure', 'V')]</text:p>
      <text:p text:style-name="Standard"/>
      <text:p text:style-name="Standard">#################################</text:p>
      <text:p text:style-name="Standard"/>
      <text:p text:style-name="Standard">#################################End Wrong neut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55:49.916293143</meta:creation-date>
    <dc:date>2019-02-26T11:15:01.915642822</dc:date>
    <meta:editing-duration>PT19M11S</meta:editing-duration>
    <meta:editing-cycles>4</meta:editing-cycles>
    <meta:generator>LibreOffice/6.0.7.3$Linux_X86_64 LibreOffice_project/00m0$Build-3</meta:generator>
    <meta:document-statistic meta:table-count="0" meta:image-count="0" meta:object-count="0" meta:page-count="8" meta:paragraph-count="168" meta:word-count="1508" meta:character-count="14016" meta:non-whitespace-character-count="12649"/>
  </office:meta>
</office:document-meta>
</file>